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Class.getCheckOutput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Class.getGenerat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Class.getGenerateOutput( Filer f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Class.has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